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6"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8" style:family="paragraph" style:parent-style-name="Standard">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normal" officeooo:rsid="0025feaf" officeooo:paragraph-rsid="002c0e76" style:font-size-asian="10.5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font-style="normal" style:text-underline-style="none" fo:font-weight="normal" officeooo:rsid="0013aa33" officeooo:paragraph-rsid="0014f7ea"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17"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18"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19"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20"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21"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22"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23"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24"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11e3c7" officeooo:paragraph-rsid="0011e3c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7"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28" style:family="paragraph" style:parent-style-name="Standard">
      <style:text-properties style:text-underline-style="none" fo:font-weight="normal" officeooo:rsid="000f24b1" officeooo:paragraph-rsid="000f24b1" style:font-weight-asian="normal" style:font-weight-complex="normal"/>
    </style:style>
    <style:style style:name="P29"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30"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31" style:family="paragraph" style:parent-style-name="Standard" style:list-style-name="L2">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32" style:family="paragraph" style:parent-style-name="Standard">
      <style:text-properties fo:font-size="12pt" fo:font-style="normal" style:text-underline-style="none" fo:font-weight="normal" officeooo:rsid="0027f7b8" officeooo:paragraph-rsid="0027f7b8"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7f7b8" officeooo:paragraph-rsid="00348e01"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29a303" officeooo:paragraph-rsid="0029a303"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style:text-underline-style="none" fo:font-weight="normal" officeooo:rsid="001767d5" officeooo:paragraph-rsid="00262710"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324fbd" officeooo:paragraph-rsid="00324fbd"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324fbd" officeooo:paragraph-rsid="0034b29c"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23f61d" officeooo:paragraph-rsid="002c0e76"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25feaf" officeooo:paragraph-rsid="0023f61d"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262710" officeooo:paragraph-rsid="00348e01"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262710" officeooo:paragraph-rsid="0034b29c"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34b29c" officeooo:paragraph-rsid="0034b29c"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2ecc5d" officeooo:paragraph-rsid="0034b29c"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normal" officeooo:rsid="00365242" officeooo:paragraph-rsid="00365242" style:font-size-asian="10.5pt" style:font-style-asian="normal" style:font-weight-asian="normal" style:font-size-complex="12pt" style:font-style-complex="normal" style:font-weight-complex="normal"/>
    </style:style>
    <style:style style:name="P46"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47"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48" style:family="paragraph" style:parent-style-name="Standard" style:list-style-name="L3">
      <style:text-properties fo:font-size="12pt" fo:font-style="italic" style:text-underline-style="none" fo:font-weight="normal" officeooo:rsid="001d311e" officeooo:paragraph-rsid="00206e72" style:font-size-asian="10.5pt" style:font-style-asian="italic" style:font-weight-asian="normal" style:font-size-complex="12pt" style:font-style-complex="italic" style:font-weight-complex="normal"/>
    </style:style>
    <style:style style:name="P49" style:family="paragraph" style:parent-style-name="Standard">
      <style:text-properties fo:font-size="12pt" fo:font-style="italic" style:text-underline-style="none" fo:font-weight="normal" officeooo:rsid="00324fbd" officeooo:paragraph-rsid="0034b29c" style:font-size-asian="10.5pt" style:font-style-asian="italic" style:font-weight-asian="normal" style:font-size-complex="12pt" style:font-style-complex="italic" style:font-weight-complex="normal"/>
    </style:style>
    <style:style style:name="P50" style:family="paragraph" style:parent-style-name="Standard">
      <style:text-properties fo:font-size="12pt" fo:font-style="italic" style:text-underline-style="none" fo:font-weight="normal" officeooo:rsid="00324fbd" officeooo:paragraph-rsid="00365242" style:font-size-asian="10.5pt" style:font-style-asian="italic" style:font-weight-asian="normal" style:font-size-complex="12pt" style:font-style-complex="italic" style:font-weight-complex="normal"/>
    </style:style>
    <style:style style:name="P51" style:family="paragraph" style:parent-style-name="Standard">
      <style:text-properties fo:font-size="12pt" fo:font-style="italic" style:text-underline-style="none" fo:font-weight="normal" officeooo:rsid="0029a303" officeooo:paragraph-rsid="00365242"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53" style:family="paragraph" style:parent-style-name="Standard">
      <style:text-properties fo:font-size="16pt" style:text-underline-style="none" fo:font-weight="bold" officeooo:rsid="00262710" officeooo:paragraph-rsid="00262710" style:font-size-asian="16pt" style:font-weight-asian="bold" style:font-size-complex="16pt" style:font-weight-complex="bold"/>
    </style:style>
    <style:style style:name="P54" style:family="paragraph" style:parent-style-name="Standard">
      <style:text-properties fo:font-size="16pt" style:text-underline-style="none" fo:font-weight="bold" officeooo:rsid="00262710" officeooo:paragraph-rsid="0034b29c" style:font-size-asian="16pt" style:font-weight-asian="bold" style:font-size-complex="16pt" style:font-weight-complex="bold"/>
    </style:style>
    <style:style style:name="P55" style:family="paragraph" style:parent-style-name="Standard">
      <style:text-properties fo:font-size="16pt" style:text-underline-style="none" fo:font-weight="bold" officeooo:rsid="00262710" officeooo:paragraph-rsid="00365242" style:font-size-asian="16pt" style:font-weight-asian="bold" style:font-size-complex="16pt" style:font-weight-complex="bold"/>
    </style:style>
    <style:style style:name="P56" style:family="paragraph" style:parent-style-name="Standard">
      <style:text-properties fo:font-size="16pt" style:text-underline-style="none" fo:font-weight="bold" officeooo:rsid="001767d5" officeooo:paragraph-rsid="001767d5" style:font-size-asian="16pt" style:font-weight-asian="bold" style:font-size-complex="16pt" style:font-weight-complex="bold"/>
    </style:style>
    <style:style style:name="P57"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58" style:family="paragraph" style:parent-style-name="Standard">
      <style:text-properties fo:font-size="14pt" style:text-underline-style="none" fo:font-weight="bold" officeooo:rsid="0034b29c" officeooo:paragraph-rsid="0034b29c" style:font-size-asian="14pt" style:font-weight-asian="bold" style:font-size-complex="14pt" style:font-weight-complex="bold"/>
    </style:style>
    <style:style style:name="P59" style:family="paragraph" style:parent-style-name="Standard">
      <style:text-properties fo:font-size="14pt" style:text-underline-style="none" fo:font-weight="bold" officeooo:rsid="0034b29c" officeooo:paragraph-rsid="00365242" style:font-size-asian="14pt" style:font-weight-asian="bold" style:font-size-complex="14pt" style:font-weight-complex="bold"/>
    </style:style>
    <style:style style:name="P60"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61"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62"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63"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64"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65" style:family="paragraph" style:parent-style-name="Standard">
      <style:text-properties fo:font-size="18pt" style:text-underline-style="solid" style:text-underline-width="auto" style:text-underline-color="font-color" fo:font-weight="bold" officeooo:rsid="000f24b1" officeooo:paragraph-rsid="000f24b1" style:font-size-asian="18pt" style:font-weight-asian="bold" style:font-size-complex="18pt"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style:style style:name="T7" style:family="text">
      <style:text-properties fo:font-style="normal" officeooo:rsid="001767d5" style:font-style-asian="normal" style:font-style-complex="normal"/>
    </style:style>
    <style:style style:name="T8" style:family="text">
      <style:text-properties fo:font-style="normal" officeooo:rsid="0019191f" style:font-style-asian="normal" style:font-style-complex="normal"/>
    </style:style>
    <style:style style:name="T9" style:family="text">
      <style:text-properties fo:font-style="normal" officeooo:rsid="001b640d" style:font-style-asian="normal" style:font-style-complex="normal"/>
    </style:style>
    <style:style style:name="T10" style:family="text">
      <style:text-properties fo:font-style="normal" officeooo:rsid="001c9c23" style:font-style-asian="normal" style:font-style-complex="normal"/>
    </style:style>
    <style:style style:name="T11" style:family="text">
      <style:text-properties fo:font-style="normal" officeooo:rsid="001ea848" style:font-style-asian="normal" style:font-style-complex="normal"/>
    </style:style>
    <style:style style:name="T12" style:family="text">
      <style:text-properties fo:font-style="normal" officeooo:rsid="00206e72" style:font-style-asian="normal" style:font-style-complex="normal"/>
    </style:style>
    <style:style style:name="T13" style:family="text">
      <style:text-properties fo:font-style="normal" officeooo:rsid="00217c3b" style:font-style-asian="normal" style:font-style-complex="normal"/>
    </style:style>
    <style:style style:name="T14" style:family="text">
      <style:text-properties fo:font-style="normal" officeooo:rsid="00234516" style:font-style-asian="normal" style:font-style-complex="normal"/>
    </style:style>
    <style:style style:name="T15" style:family="text">
      <style:text-properties fo:font-style="normal" officeooo:rsid="0023f61d" style:font-style-asian="normal" style:font-style-complex="normal"/>
    </style:style>
    <style:style style:name="T16" style:family="text">
      <style:text-properties fo:font-style="normal" officeooo:rsid="002462b3" style:font-style-asian="normal" style:font-style-complex="normal"/>
    </style:style>
    <style:style style:name="T17" style:family="text">
      <style:text-properties fo:font-style="normal" officeooo:rsid="002611f6" style:font-style-asian="normal" style:font-style-complex="normal"/>
    </style:style>
    <style:style style:name="T18" style:family="text">
      <style:text-properties fo:font-style="normal" officeooo:rsid="0027f7b8" style:font-style-asian="normal" style:font-style-complex="normal"/>
    </style:style>
    <style:style style:name="T19" style:family="text">
      <style:text-properties fo:font-style="normal" officeooo:rsid="0029a303" style:font-style-asian="normal" style:font-style-complex="normal"/>
    </style:style>
    <style:style style:name="T20" style:family="text">
      <style:text-properties fo:font-style="normal" officeooo:rsid="002c0e76" style:font-style-asian="normal" style:font-style-complex="normal"/>
    </style:style>
    <style:style style:name="T21" style:family="text">
      <style:text-properties fo:font-style="normal" officeooo:rsid="002e5dd0" style:font-style-asian="normal" style:font-style-complex="normal"/>
    </style:style>
    <style:style style:name="T22" style:family="text">
      <style:text-properties fo:font-style="normal" officeooo:rsid="0032a22f" style:font-style-asian="normal" style:font-style-complex="normal"/>
    </style:style>
    <style:style style:name="T23" style:family="text">
      <style:text-properties fo:font-style="normal" officeooo:rsid="00348e01" style:font-style-asian="normal" style:font-style-complex="normal"/>
    </style:style>
    <style:style style:name="T24" style:family="text">
      <style:text-properties fo:font-style="normal" officeooo:rsid="0034b29c" style:font-style-asian="normal" style:font-style-complex="normal"/>
    </style:style>
    <style:style style:name="T25" style:family="text">
      <style:text-properties fo:font-style="normal" officeooo:rsid="00365242" style:font-style-asian="normal" style:font-style-complex="normal"/>
    </style:style>
    <style:style style:name="T26" style:family="text">
      <style:text-properties fo:font-style="normal" style:text-underline-style="none" style:font-style-asian="normal" style:font-style-complex="normal"/>
    </style:style>
    <style:style style:name="T27" style:family="text">
      <style:text-properties officeooo:rsid="001c9c23"/>
    </style:style>
    <style:style style:name="T28" style:family="text">
      <style:text-properties officeooo:rsid="00262710"/>
    </style:style>
    <style:style style:name="T29" style:family="text">
      <style:text-properties officeooo:rsid="0029a303"/>
    </style:style>
    <style:style style:name="T30" style:family="text">
      <style:text-properties officeooo:rsid="0030a57b"/>
    </style:style>
    <style:style style:name="T31" style:family="text">
      <style:text-properties officeooo:rsid="00348e01"/>
    </style:style>
    <style:style style:name="T32" style:family="text">
      <style:text-properties officeooo:rsid="0034b29c"/>
    </style:style>
    <style:style style:name="T33" style:family="text">
      <style:text-properties officeooo:rsid="00365242"/>
    </style:style>
    <style:style style:name="T34" style:family="text">
      <style:text-properties officeooo:rsid="0036c3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Implementierung</text:p>
      <text:p text:style-name="P2"/>
      <text:p text:style-name="P5">In diesem Kapitel werde ich mich mit der organisatorischen Struktur des Programms <text:span text:style-name="T28">und der Umsetzung konkreter Problemstellungen auseinander setzen. Ich werde nur für ausgewählte Problemstellungen und deren Lösung Code einfügen. Der gesamte Code steht im Unity Projekt zur Verfügung.</text:span></text:p>
      <text:p text:style-name="P4"/>
      <text:p text:style-name="P17"><text:span text:style-name="T1">Modell</text:span>:</text:p>
      <text:p text:style-name="P17"/>
      <text:p text:style-name="P1">Ich habe mich für das klassische Modell „Model-View-Controller“ entschieden, da ein Spiel per Definition alle Kriterien erfüllt. </text:p>
      <text:p text:style-name="P1"/>
      <text:list xml:id="list3177076401" text:style-name="L1">
        <text:list-item>
          <text:p text:style-name="P27"><text:span text:style-name="T2">Model:</text:span> Man hat ein Regelwerk mit allen zugehörigen Daten, wie Spielfeld, Spielfiguren und Bedingungen für den Sieg. Dazu Berechnungen und Interaktionen von Figuren und Spielfeld.<text:line-break/></text:p>
        </text:list-item>
        <text:list-item>
          <text:p text:style-name="P29">View: <text:span text:style-name="T3">Es gibt eine Eindeutige Repräsentation des aktuellen Spielstands, mit Punkteständen, </text:span><text:span text:style-name="T4">Verteilungen der Figuren auf dem Spielbrett und den momentan </text:span><text:span text:style-name="T17">m</text:span><text:span text:style-name="T4">öglichen Spielzügen für den aktiven Spieler.<text:line-break/></text:span></text:p>
        </text:list-item>
        <text:list-item>
          <text:p text:style-name="P30">Controller: <text:span text:style-name="T3">Erst die Interaktion macht ein Spiel zu dem, was es ist. Also muss irgend ein haptischer Zugang zum Spielgeschehen vorhanden sein, im Falle meines Spiels mit dem Controller.</text:span></text:p>
        </text:list-item>
      </text:list>
      <text:p text:style-name="P24"/>
      <text:p text:style-name="P18"><text:span text:style-name="T23">Klassend</text:span><text:span text:style-name="T5">iagramm</text:span><text:span text:style-name="T3">:</text:span></text:p>
      <text:p text:style-name="P18"><text:span text:style-name="T3"/></text:p>
      <text:p text:style-name="P6"><text:span text:style-name="T3">Das folgende Diagramm soll die Struktur der </text:span><text:span text:style-name="T23">künstlichen Intelligenz</text:span><text:span text:style-name="T3">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12"/>
      <text:p text:style-name="P7"><text:span text:style-name="T6">T</text:span><text:span text:style-name="T3">ODO: UML Diagramm einfügen</text:span></text:p>
      <text:p text:style-name="P25"/>
      <text:p text:style-name="P25"/>
      <text:p text:style-name="P26">Model:</text:p>
      <text:list xml:id="list3453976621" text:style-name="L2">
        <text:list-item>
          <text:p text:style-name="P31">MapSettings: Hier sind die allgemeinen Einstellungen für die momentane Partie gespeichert, wie z.B. wie viel Geld man für eingenommene Gebäude erhält, wie lange der Kampf dauern soll oder ob der Nebel des Krieges aktiviert ist.</text:p>
        </text:list-item>
        <text:list-item>
          <text:p text:style-name="P31">MapData: Hier werden die ganz konkreten Kartenspezifischen Einstellungen gespeichert, z.B. wie groß die Karte ist, welche Teams bereits vorhanden sind und wo bereits welche Einheit steht.</text:p>
        </text:list-item>
      </text:list>
      <text:p text:style-name="P26"/>
      <text:p text:style-name="P60">General</text:p>
      <text:p text:style-name="P53"/>
      <text:p text:style-name="P40">Das K.I. <text:span text:style-name="T33">Haupts</text:span>kript <text:span text:style-name="T31">wird</text:span> dem Team angehängt und erhält so Zugriff auf alle Einheiten und Informationen, die auch dem Team zur Verfügung stehen. <text:span text:style-name="T33">Es übernimmt die Funktion des Generals (TODO: Seitenverweis).</text:span> <text:span text:style-name="T31">Hier werden die Einheiten, wichtige Dinge, wie das gegnerische Hauptquartier und die momentan gewählte Strategie gespeichert. Außerdem werden hier die einzelnen Phasen, die die K.I. durchläuft verwaltet. (Auf diese gehe ich im nächsten Punkt ein.) </text:span></text:p>
      <text:p text:style-name="P40"/>
      <text:p text:style-name="P40"/>
      <text:p text:style-name="P59"><text:soft-page-break/><text:span text:style-name="T33">Truppen</text:span></text:p>
      <text:p text:style-name="P55"/>
      <text:p text:style-name="P45">Ein Trupp ist eine Gruppe von Einheiten, die einen ganz konkretes Ziel verfolgt. <text:span text:style-name="T34">Ihm wird vom General eine Taktik zugewiesen, die dann in konkrete Befehle für die zugehörigen Einheiten umgesetzt werden sollen. </text:span></text:p>
      <text:p text:style-name="P50"><text:span text:style-name="T3"/></text:p>
      <text:p text:style-name="P58">Einheiten</text:p>
      <text:p text:style-name="P54"/>
      <text:p text:style-name="P41"><text:span text:style-name="T31">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span></text:p>
      <text:p text:style-name="P41"/>
      <text:p text:style-name="P44">TODO: Bild: order 01</text:p>
      <text:p text:style-name="P44"/>
      <text:p text:style-name="P44">Mittels Vererbung <text:span text:style-name="T32">kann</text:span> ich die Grundfunktionen auf jeden implementierenden Befehl anwenden und <text:span text:style-name="T32">spare</text:span> <text:span text:style-name="T30">e</text:span>iniges an Aufwand. Da die Befehle zum Teil auch Animationen beinhalten, z.B. eine Bewegungs- oder Kampfanimation, <text:span text:style-name="T32">kann</text:span> ich mit dieser Struktur problemlos auf die Events warten, die mir das Ende der Animationen a<text:span text:style-name="T32">nzeigen</text:span>. <text:span text:style-name="T30">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ein Event ausgelöst, welches die nächste Einheit aktiviert, die dann auch wieder alle ihre Befehle abarbeitet bis alle Einheiten ihren Zug ausgeführt haben.</text:span></text:p>
      <text:p text:style-name="P44"/>
      <text:p text:style-name="P37">TODO: Bild: order 02</text:p>
      <text:p text:style-name="P37"/>
      <text:p text:style-name="P49"><text:span text:style-name="T3">Die konkrete Implementierung für einen Angriff</text:span><text:span text:style-name="T22">sbefehl</text:span><text:span text:style-name="T3">:</text:span></text:p>
      <text:p text:style-name="P49"><text:span text:style-name="T3"/></text:p>
      <text:p text:style-name="P50"><text:span text:style-name="T3"/></text:p>
      <text:p text:style-name="P23"><text:span text:style-name="T21">Die Phasen</text:span><text:span text:style-name="T3">:</text:span></text:p>
      <text:p text:style-name="P23"><text:span text:style-name="T3"/></text:p>
      <text:p text:style-name="P33"><text:span text:style-name="T31">Um die Phasen zu verwalten, habe ich drei wesentliche Bestandteile konstruiert.</text:span></text:p>
      <text:p text:style-name="P33"/>
      <text:p text:style-name="P33"><text:span text:style-name="T31">In der StartTurn-Methode wird die Situation analysiert und eine gegebenenfalls eine neue Strategie gewählt.</text:span></text:p>
      <text:p text:style-name="P33"/>
      <text:p text:style-name="P43">TODO: Bild: Start turn</text:p>
      <text:p text:style-name="P43"/>
      <text:p text:style-name="P42">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dann wird der entsprechende Boole auf false gesetzt und die nächste Phase beginnt. Diese Struktur ermöglicht mir auf den Abschluss der Animationen zu warten und mittels Events immer wieder in die Methode zurück zu kehren.</text:p>
      <text:p text:style-name="P42"/>
      <text:p text:style-name="P43">TODO: Bild: Continue Turn</text:p>
      <text:p text:style-name="P43"/>
      <text:p text:style-name="P42">Den Abschluss bildet die EndTurn-Methode. Sie wird nach dem Durchlauf aller Phasen aktiviert und setzt <text:span text:style-name="T32">A</text:span>lle<text:span text:style-name="T32">s für die nächste Runde zurück, dann wird die Runde beendet.</text:span></text:p>
      <text:p text:style-name="P33"/>
      <text:p text:style-name="P43">TODO: Bild: EndTurn</text:p>
      <text:p text:style-name="P33"><text:soft-page-break/></text:p>
      <text:p text:style-name="P33"><text:s/>Ich habe die Runde der K.I. in drei Phasen geteilt. </text:p>
      <text:p text:style-name="P16"/>
      <text:p text:style-name="P21"><text:span text:style-name="T18">Entscheidungsphase</text:span><text:span text:style-name="T3">:</text:span></text:p>
      <text:p text:style-name="P21"><text:span text:style-name="T3"/></text:p>
      <text:p text:style-name="P34">Für alle Einheiten werden die bestmöglichen Züge berechnet und ihnen werden Befehle zu geteilt.</text:p>
      <text:p text:style-name="P35"/>
      <text:p text:style-name="P22"><text:span text:style-name="T18">Zugphase</text:span><text:span text:style-name="T3">:</text:span></text:p>
      <text:p text:style-name="P22"><text:span text:style-name="T3"/></text:p>
      <text:p text:style-name="P51"><text:span text:style-name="T3">In dieser Phase führen die Einheiten die zugewiesenen Befehle aus. </text:span><text:span text:style-name="T24">Hierzu wird </text:span><text:span text:style-name="T25">einfach </text:span><text:span text:style-name="T24">immer wieder nach der nächsten Einheit gesucht, die ihren Zug noch nicht abgeschlossen hat. </text:span></text:p>
      <text:p text:style-name="P36"/>
      <text:p text:style-name="P22"><text:span text:style-name="T18">Kaufphase</text:span><text:span text:style-name="T3">:</text:span></text:p>
      <text:p text:style-name="P22"><text:span text:style-name="T3"/></text:p>
      <text:p text:style-name="P9"><text:span text:style-name="T3">In der </text:span><text:span text:style-name="T19">Kaufphase</text:span><text:span text:style-name="T3"> soll entschieden werden, welche Einheiten als nächstes </text:span><text:span text:style-name="T19">g</text:span><text:span text:style-name="T3">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20">leicht einbinden lässt</text:span><text:span text:style-name="T3">. Im </text:span><text:span text:style-name="T25">W</text:span><text:span text:style-name="T3">esentlichen enthält dieser kleine Speicher nur eine Liste, in der beliebig die Typen von Einheiten angegeben werden können, </text:span><text:span text:style-name="T20">die gebaut werden sollen.</text:span></text:p>
      <text:p text:style-name="P9"><text:span text:style-name="T20"/></text:p>
      <text:p text:style-name="P38">TODO: Bild: Unit Presets 01</text:p>
      <text:p text:style-name="P38"/>
      <text:p text:style-name="P9"><text:span text:style-name="T3">Mit Hilfe dieser Voreinstellungen erzeuge ich </text:span><text:span text:style-name="T16">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25">in der Liste mit den tatsächlich vorhandenen Einheiten</text:span><text:span text:style-name="T16"> einen Eintrag findet, dem noch keine konkrete Einheit zugewiesen wurde, kauft sie eine Einheit von diesem Typ und weist sie zu. Vorausgesetzt </text:span><text:span text:style-name="T25">natürlich</text:span><text:span text:style-name="T16"> es sind genügend Credits vorhanden und ein freier Bauplatz wurde gefunden.</text:span></text:p>
      <text:p text:style-name="P9"><text:span text:style-name="T16"/></text:p>
      <text:p text:style-name="P10"><text:span text:style-name="T16">T</text:span><text:span text:style-name="T3">ODO: Bild: Unit presets 02</text:span></text:p>
      <text:p text:style-name="P32"/>
      <text:p text:style-name="P56">Implementierung der Befehle</text:p>
      <text:p text:style-name="P3"/>
      <text:p text:style-name="P13">An dieser Stelle möchte ich auf die konkrete Implementierung der Befehle in Form von Code eingehen.</text:p>
      <text:p text:style-name="P13"/>
      <text:p text:style-name="P19"><text:span text:style-name="T7">Berechnung der erreichbaren Felder</text:span><text:span text:style-name="T3">:</text:span></text:p>
      <text:p text:style-name="P8"><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8">werden </text:span><text:span text:style-name="T3">bei der Initialisierung keine Bewegungspunkte abgezogen. </text:span></text:p>
      <text:p text:style-name="P14">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14">TODO: Bild: erreichbare Felder berechnen</text:p>
      <text:p text:style-name="P11"><text:soft-page-break/><text:span text:style-name="T3">Probleme:</text:span><text:span text:style-name="T26">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p text:style-name="P14"/>
      <text:p text:style-name="P20"><text:span text:style-name="T19">Bewegung zu einem Ziel</text:span><text:span text:style-name="T3">:</text:span></text:p>
      <text:p text:style-name="P15">D<text:span text:style-name="T29">ie Bewegung zu einem beliebigen Zielfeld auf der Karte </text:span>setzt sich aus drei Schritten zusammen:</text:p>
      <text:list xml:id="list1987783943" text:style-name="L3">
        <text:list-item>
          <text:p text:style-name="P46">Eine grobe Route festlegen:<text:span text:style-name="T3"> Mit Hilfe des A* wird der Pfad zum </text:span><text:span text:style-name="T19">Zielfeld</text:span><text:span text:style-name="T3"> </text:span><text:span text:style-name="T19">unter Berücksichtigung aller</text:span><text:span text:style-name="T3"> Gegner berechnet. Sollten Gegner </text:span><text:span text:style-name="T19">jegliche</text:span><text:span text:style-name="T3"> Weg</text:span><text:span text:style-name="T19">e</text:span><text:span text:style-name="T3"> </text:span><text:span text:style-name="T19">zum Ziel versperren</text:span><text:span text:style-name="T3">, zum Beispiel indem sie auf einer Brücke oder in einem Tal stehen, so wird der A* erneut ausgeführt und diesmal werden die Gegner ignoriert. </text:span><text:span text:style-name="T9">Wichtig ist in erster Linie eine grobe Richtung festzulegen.</text:span><text:span text:style-name="T3"> </text:span><text:span text:style-name="T9">Da sich die Einheiten nicht durch Gegner hindurch bewegen können, wird dem Ignorieren der gegnerischen Einheiten im zweiten Schritt Rechnung getragen.<text:line-break/>TODO: Bild: Pfad zum HQ</text:span></text:p>
        </text:list-item>
        <text:list-item>
          <text:p text:style-name="P47">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0">und zwar genau ein Feld vor dem Gegner.<text:line-break/>TODO: Bild: Konkrete Route zum HQ</text:span></text:p>
        </text:list-item>
        <text:list-item>
          <text:p text:style-name="P48"><text:span text:style-name="T27">V</text:span>erhindern, dass alliierte Einheiten auf demselben Feld stehen: <text:span text:style-name="T11">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19">finden sollte</text:span><text:span text:style-name="T11"> </text:span><text:span text:style-name="T14">und diese nach bestimmten Kriterien untersucht (Beschreibung weiter unten)</text:span><text:span text:style-name="T11">. </text:span><text:span text:style-name="T12">Ich begann mit dem Radius eins, das bedeutet die acht Felder um den Zielpunkt wurden überprüft, ob sie frei sind </text:span><text:span text:style-name="T14">und den Kriterien entsprechen</text:span><text:span text:style-name="T12">. War keines der Felder frei, habe ich den Radius um eins erhöht und die nächsten 16 Felder überprüft. Dies habe ich solange wiederholt bis ich entweder ein </text:span><text:span text:style-name="T14">passendes</text:span><text:span text:style-name="T12"> freies Feld gefunden habe oder bis der Radius die </text:span><text:span text:style-name="T19">Breite und die Höhe der Karte </text:span><text:span text:style-name="T12">übersteigt, was bedeutet, dass auf der ganzen Karte kein </text:span><text:span text:style-name="T14">passendes </text:span><text:span text:style-name="T12">freies Feld mehr gefunden wurde. </text:span><text:span text:style-name="T13">In diesem Fall wird das Zielfeld als das Ausgangsfeld gesetzt, </text:span><text:span text:style-name="T14">da eine Bewegung nicht </text:span><text:span text:style-name="T15">möglich</text:span><text:span text:style-name="T14"> wäre.</text:span><text:span text:style-name="T12"><text:line-break/>TODO: Bild: </text:span><text:span text:style-name="T13">GetClosestFreeTileAround</text:span><text:span text:style-name="T11"><text:line-break/>Aus der Liste dieser Felder habe ich alle Felder aussortiert, die weiter von der aktuellen Position entfernt sind als der Zielpunkt, da diese ohnehin nicht erreichbar wären. <text:line-break/></text:span><text:span text:style-name="T12">TODO: Bild: Reduce list to tiles that are closer<text:line-break/></text:span><text:span text:style-name="T13">Diese Liste „naher“ Felder habe ich nach den Feldern sortiert, die einen möglichst dichten Abstand zum Zielfeld und gleichzeitig einen möglichst dichten Abstand zur Ausgangseinheit besitzen.<text:line-break/>TODO: implementieren und bild davon machen ^^</text:span><text:span text:style-name="T12"><text:line-break/></text:span><text:span text:style-name="T13">Schlussendlich musste ich die Liste nur noch nach einem freien Feld durchsuchen und dieses als neues Ziel übergeben. </text:span><text:span text:style-name="T14">Wurde kein Feld gefunden, wurde der Suchradius erhöht und die Prozedur </text:span><text:span text:style-name="T19">wie oben beschrieben </text:span><text:span text:style-name="T14">erneut durchlaufen.<text:line-break/>Für eine scheinbar einfache Funktionalität war überraschend großer Aufwand erforderlich.</text:span><text:span text:style-name="T12"><text:line-break/></text:span></text:p>
        </text:list-item>
      </text:list>
      <text:p text:style-name="P3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16T05:31:55.566000000</dc:date>
    <meta:editing-duration>PT1H50M</meta:editing-duration>
    <meta:editing-cycles>12</meta:editing-cycles>
    <meta:document-statistic meta:table-count="0" meta:image-count="0" meta:object-count="0" meta:page-count="5" meta:paragraph-count="53" meta:word-count="1637" meta:character-count="11068" meta:non-whitespace-character-count="9480"/>
  </office:meta>
</office:document-meta>
</file>